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793" officeooo:paragraph-rsid="000b1793"/>
    </style:style>
    <style:style style:name="P2" style:family="paragraph" style:parent-style-name="Standard">
      <style:text-properties officeooo:rsid="000b1793" officeooo:paragraph-rsid="000cc31d"/>
    </style:style>
    <style:style style:name="P3" style:family="paragraph" style:parent-style-name="Standard">
      <style:text-properties officeooo:rsid="000b1793" officeooo:paragraph-rsid="000b3b4e"/>
    </style:style>
    <style:style style:name="P4" style:family="paragraph" style:parent-style-name="Standard">
      <style:text-properties officeooo:rsid="000b3b4e" officeooo:paragraph-rsid="000b3b4e"/>
    </style:style>
    <style:style style:name="P5" style:family="paragraph" style:parent-style-name="Cour">
      <style:text-properties officeooo:paragraph-rsid="000f4e5a"/>
    </style:style>
    <style:style style:name="P6" style:family="paragraph" style:parent-style-name="Standard">
      <style:text-properties officeooo:rsid="000cc31d" officeooo:paragraph-rsid="00187524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cc31d"/>
    </style:style>
    <style:style style:name="T3" style:family="text">
      <style:text-properties style:font-name="Courier 10 Pitch" officeooo:rsid="00108ba5"/>
    </style:style>
    <style:style style:name="T4" style:family="text">
      <style:text-properties style:font-name="Courier 10 Pitch" officeooo:rsid="000b1793"/>
    </style:style>
    <style:style style:name="T5" style:family="text">
      <style:text-properties officeooo:rsid="00108ba5"/>
    </style:style>
    <style:style style:name="T6" style:family="text">
      <style:text-properties officeooo:rsid="00148536"/>
    </style:style>
    <style:style style:name="T7" style:family="text">
      <style:text-properties style:font-name="Liberation Serif" officeooo:rsid="000f4e5a"/>
    </style:style>
    <style:style style:name="T8" style:family="text">
      <style:text-properties style:font-name="Liberation Serif" officeooo:rsid="00160af4"/>
    </style:style>
    <style:style style:name="T9" style:family="text">
      <style:text-properties style:font-name="Liberation Serif" officeooo:rsid="00169a61"/>
    </style:style>
    <style:style style:name="T10" style:family="text">
      <style:text-properties officeooo:rsid="0018fa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1) <text:span text:style-name="T5">Disconnect from wired internet access.</text:span></text:p>
      <text:p text:style-name="P5"><text:span text:style-name="T7">2) </text:span><text:span text:style-name="T1">source activate psychopy</text:span></text:p>
      <text:p text:style-name="P2"><text:span text:style-name="T6">3</text:span>) <text:span text:style-name="T1">cd </text:span><text:span text:style-name="T2">~/Documents/volatileValues/simple_rt_experiment</text:span></text:p>
      <text:p text:style-name="P2"><text:span text:style-name="T6">4</text:span>) <text:span text:style-name="T1">python </text:span><text:span text:style-name="T2">simple_fc_rt.py </text:span><text:span text:style-name="T8">(note that you will see a mouse._xdll error </text:span><text:span text:style-name="T9">which prints because I’ve disabled the mouse</text:span><text:span text:style-name="T8">, but this has no bearing on the experiment)</text:span></text:p>
      <text:p text:style-name="P1"><text:span text:style-name="T6">5</text:span>) <text:span text:style-name="T5">Open </text:span><text:span text:style-name="T3">pilot_condition_order.csv</text:span><text:span text:style-name="T5">. Your initials are next to the sequence of conditions and your trial file set number. </text:span>A prompt will ask for your subject ID <text:span text:style-name="T5">(your CoAxID),</text:span> condition <text:span text:style-name="T5">(enter the number from the file), and the trial file set number (entered from file). </text:span></text:p>
      <text:p text:style-name="P1"><text:span text:style-name="T6">6</text:span>) The game should begin with instructions.</text:p>
      <text:p text:style-name="P6"/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ur" style:family="paragraph" style:parent-style-name="Standard">
      <style:text-properties officeooo:rsid="000b179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12:03.474658130</meta:creation-date>
    <dc:date>2018-02-02T17:41:45.488720345</dc:date>
    <meta:editing-duration>PT1H55M34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0" meta:character-count="590" meta:non-whitespace-character-count="505"/>
  </office:meta>
</office:document-meta>
</file>